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6.1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Layers" table:style-name="ta1" table:print="false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Layer</text:p>
          </table:table-cell>
          <table:table-cell table:style-name="ce2" office:value-type="string">
            <text:p>Rol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ProcessingNode</text:p>
          </table:table-cell>
          <table:table-cell office:value-type="string">
            <text:p>Is aware of the cluster and the services running in it</text:p>
            <text:p>Manages the services running on the current node</text:p>
            <text:p>Receives task and routes them to the appropriate node and service according to a load balancing policy</text:p>
            <text:p>Returns the results in an asynchronous mann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mmandRouter</text:p>
          </table:table-cell>
          <table:table-cell office:value-type="string">
            <text:p>Maps a command to a task or more and sends it/them to the processing node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CommandReceivers</text:p>
          </table:table-cell>
          <table:table-cell office:value-type="string">
            <text:p>Receives commands on different protocols and create a single command object to pass to the CommandRouter</text:p>
          </table:table-cell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4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 </meta:initial-creator>
    <meta:creation-date>2010-12-29T13:01:25</meta:creation-date>
    <dc:date>2010-12-29T14:12:40</dc:date>
    <dc:creator>adi </dc:creator>
    <meta:editing-duration>PT01H11M18S</meta:editing-duration>
    <meta:editing-cycles>11</meta:editing-cycles>
    <meta:generator>OpenOffice.org/3.2$Unix OpenOffice.org_project/320m19$Build-9505</meta:generator>
    <meta:document-statistic meta:table-count="3" meta:cell-count="8" meta:object-count="0"/>
  </office:meta>
</office:document-meta>
</file>